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AuthCredential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uthCredentials.setUsername( Expression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uthCredentials.applyCredentials( HttpClient client ,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AuthCredentials.setPassword( Expression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uthCredentials.applyProxyCredentials( HttpClient client ,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AuthCredential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AuthCredentials.BasicAuth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